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e4e2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17e4e2" officeooo:paragraph-rsid="0017e4e2" style:font-size-asian="15.75pt" style:font-size-complex="18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7e4e2" style:font-size-asian="15.75pt" style:font-size-complex="18pt"/>
    </style:style>
    <style:style style:name="T3" style:family="text">
      <style:text-properties fo:font-size="21pt" officeooo:rsid="0017e4e2" style:font-size-asian="21pt" style:font-size-complex="21pt"/>
    </style:style>
    <style:style style:name="T4" style:family="text">
      <style:text-properties fo:font-size="21pt" fo:font-weight="bold" officeooo:rsid="0017e4e2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3"/><text:span text:style-name="T1"><text:s text:c="27"/></text:span><text:span text:style-name="T4">Sql_Assingment_3</text:span></text:p>
      <text:p text:style-name="P1"/>
      <text:p text:style-name="P2">Q.1 --&gt; Does ANSI recognisze the datatype DATE</text:p>
      <text:p text:style-name="P2"><text:s text:c="2"/></text:p>
      <text:p text:style-name="P2"><text:s text:c="2"/>Ans--&gt; NO , ANSI <text:s text:c="2"/>doesn’t <text:s/>recognize data type DATE</text:p>
      <text:p text:style-name="P2"/>
      <text:p text:style-name="P2"/>
      <text:p text:style-name="P2"/>
      <text:p text:style-name="P2"/>
      <text:p text:style-name="P2">Q.2--&gt; Which subdivision of SQL is used to insert values in table?</text:p>
      <text:p text:style-name="P2"><text:s text:c="3"/></text:p>
      <text:p text:style-name="P2"><text:s text:c="2"/>Ans --&gt; DML ,ie data manupulation language division is used to </text:p>
      <text:p text:style-name="P2"><text:s text:c="15"/>insert values in table and for that purpose <text:s/>INSERT <text:s text:c="14"/>. <text:s text:c="13"/>command is us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52:59.614636088</meta:creation-date>
    <dc:date>2023-09-12T14:22:12.784622932</dc:date>
    <meta:editing-duration>PT13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58" meta:character-count="403" meta:non-whitespace-character-count="259"/>
  </office:meta>
</office:document-meta>
</file>